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2356" calcext:value-type="float">
            <text:p>15.80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4652" calcext:value-type="float">
            <text:p>15.88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10119034701</text:p>
          </table:table-cell>
          <table:table-cell office:value-type="string" calcext:value-type="string">
            <text:p>197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